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600000317072B9D5B.png" manifest:media-type="image/png"/>
  <manifest:file-entry manifest:full-path="Pictures/10000000000001C20000032DF2F8619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54cm" svg:stroke-color="#660066" draw:marker-start-width="0.579cm" draw:marker-end-width="0.579cm" draw:fill="solid" draw:fill-color="#ffffff" draw:textarea-horizontal-align="justify" draw:textarea-vertical-align="middle" draw:auto-grow-height="false" fo:padding-top="0.25cm" fo:padding-bottom="0.25cm" fo:padding-left="0.375cm" fo:padding-right="0.375cm" draw:shadow="hidden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style:font-name="Comfortaa" fo:font-size="96pt" fo:font-weight="bold" style:font-size-asian="96pt" style:font-weight-asian="bold" style:font-size-complex="96pt" style:font-weight-complex="bold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5.113cm" svg:height="14.478cm" svg:x="6.207cm" svg:y="3.03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726cm" svg:height="9.28cm" svg:x="8.101cm" svg:y="5.526cm">
          <draw:image xlink:href="Pictures/10000000000001C20000032DF2F8619A.png" xlink:type="simple" xlink:show="embed" xlink:actuate="onLoad">
            <text:p/>
          </draw:image>
        </draw:frame>
        <draw:frame draw:style-name="gr2" draw:text-style-name="P2" draw:layer="layout" svg:width="5.842cm" svg:height="9.017cm" svg:x="13.647cm" svg:y="5.826cm">
          <draw:image xlink:href="Pictures/10000000000001B600000317072B9D5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fortaa" svg:font-family="Comfortaa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23:17:41.846183465</meta:creation-date>
    <dc:date>2016-07-08T03:32:46.697352430</dc:date>
    <meta:editing-duration>PT14M44S</meta:editing-duration>
    <meta:editing-cycles>1</meta:editing-cycles>
    <meta:document-statistic meta:object-count="3"/>
    <meta:generator>LibreOffice/4.2.8.2$Linux_X86_64 LibreOffice_project/420m0$Build-2</meta:generator>
  </office:meta>
</office:document-meta>
</file>